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effd7" officeooo:paragraph-rsid="01d2249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d00ad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7e788" officeooo:paragraph-rsid="01cd057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d22491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790a2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Courier New" fo:font-size="12pt" officeooo:paragraph-rsid="01d00ad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917b8" style:font-size-asian="10pt" style:font-style-asian="normal" style:font-size-complex="10pt" style:font-style-complex="normal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00ad6"/>
    </style:style>
    <style:style style:name="T2" style:family="text">
      <style:text-properties officeooo:rsid="01c50ba7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d917b8" style:font-weight-asian="bold" style:font-weight-complex="bold"/>
    </style:style>
    <style:style style:name="T6" style:family="text">
      <style:text-properties officeooo:rsid="01d5d5bf"/>
    </style:style>
    <style:style style:name="T7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mport pm.gamewindow.*;</text:p>
      <text:p text:style-name="P4"/>
      <text:p text:style-name="P4">class Game</text:p>
      <text:p text:style-name="P4">{</text:p>
      <text:p text:style-name="P4"><text:s text:c="3"/>Sprite sp1, sp2, sp3, sp4, sp5;</text:p>
      <text:p text:style-name="P4"><text:s text:c="3"/>GameWindow window;</text:p>
      <text:p text:style-name="P4"><text:s text:c="4"/></text:p>
      <text:p text:style-name="P4"><text:s text:c="3"/>Game()</text:p>
      <text:p text:style-name="P4"><text:s text:c="3"/>{</text:p>
      <text:p text:style-name="P4"><text:s text:c="6"/>window = new GameWindow(50, 50, 800, 600, "Beispiel");</text:p>
      <text:p text:style-name="P4"><text:s text:c="6"/>sp1 = new Sprite("./images/pacman 100x100.png");</text:p>
      <text:p text:style-name="P4"><text:s text:c="6"/>sp2 = new Sprite("./images/ghost red 100x100.png");</text:p>
      <text:p text:style-name="P4"><text:s text:c="6"/>sp3 = new Sprite("./images/ghost pink 100x100.png");</text:p>
      <text:p text:style-name="P4"><text:s text:c="6"/>sp4 = new Sprite("./images/ghost cyan 100x100.png");</text:p>
      <text:p text:style-name="P4"><text:s text:c="6"/>sp5 = new Sprite("./images/ghost yellow 100x100.png");</text:p>
      <text:p text:style-name="P4"><text:s text:c="3"/>}</text:p>
      <text:p text:style-name="P4"><text:s text:c="4"/></text:p>
      <text:p text:style-name="P4"><text:s text:c="3"/>void main()</text:p>
      <text:p text:style-name="P4"><text:s text:c="3"/>{</text:p>
      <text:p text:style-name="P4"><text:s text:c="6"/>sp1.setPosition(350, 250);</text:p>
      <text:p text:style-name="P4"><text:s text:c="6"/>sp2.setPosition(100, 100);</text:p>
      <text:p text:style-name="P4"><text:s text:c="6"/>sp3.setPosition(600, 100);</text:p>
      <text:p text:style-name="P4"><text:s text:c="6"/>sp4.setPosition(100, 400);</text:p>
      <text:p text:style-name="P4"><text:s text:c="6"/>sp5.setPosition(600, 400);</text:p>
      <text:p text:style-name="P4"/>
      <text:p text:style-name="P4"><text:s text:c="6"/>sp1.draw(window);</text:p>
      <text:p text:style-name="P4"><text:s text:c="6"/>sp2.draw(window);</text:p>
      <text:p text:style-name="P4"><text:s text:c="6"/>sp3.draw(window);</text:p>
      <text:p text:style-name="P4"><text:s text:c="6"/>sp4.draw(window);</text:p>
      <text:p text:style-name="P4"><text:s text:c="6"/>sp5.draw(window);</text:p>
      <text:p text:style-name="P4"/>
      <text:p text:style-name="P4"><text:s text:c="6"/>window.paintFrame();</text:p>
      <text:p text:style-name="P4"><text:s text:c="3"/>}</text:p>
      <text:p text:style-name="P4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draw:frame text:anchor-type="paragraph" draw:z-index="0" draw:name="Form1" draw:style-name="gr1" draw:text-style-name="P10" svg:width="1.95cm" svg:height="0.685cm" svg:x="15.041cm" svg:y="0.215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reigegeben unter <text:a xlink:type="simple" xlink:href="https://creativecommons.org/licenses/by-nc-sa/4.0/" text:style-name="Internet_20_link" text:visited-style-name="Visited_20_Internet_20_Link">CC BY-NC-SA 4.0</text:a>, <text:span text:style-name="T6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d2249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00ad6"/>
    </style:style>
    <style:style style:name="MT2" style:family="text">
      <style:text-properties officeooo:rsid="01c50ba7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GameWindow</text:span> – <text:span text:style-name="MT2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4T11:34:07.268000000</dc:date>
    <meta:editing-duration>P4DT7H51M17S</meta:editing-duration>
    <meta:editing-cycles>327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34" meta:word-count="89" meta:character-count="907" meta:non-whitespace-character-count="713"/>
  </office:meta>
</office:document-meta>
</file>